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1.50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office:forms form:automatic-focus="false" form:apply-design-mode="false"/>
        <table:shapes>
          <draw:frame draw:z-index="0" draw:style-name="gr1" draw:text-style-name="P1" svg:width="13.81cm" svg:height="7.773cm" svg:x="18.511cm" svg:y="0.098cm">
            <draw:object draw:notify-on-update-of-ranges="datos.C2:datos.C61 datos.H2:datos.H61 datos.C2:datos.C61 datos.I2:datos.I61 datos.C2:datos.C61 datos.J2:datos.J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594cm" svg:height="8.105cm" svg:x="18.621cm" svg:y="7.564cm">
            <draw:object draw:notify-on-update-of-ranges="datos.C122:datos.C181 datos.H1:datos.H1 datos.H122:datos.H181 datos.C122:datos.C181 datos.I122:datos.I181 datos.C122:datos.C181 datos.J122:datos.J1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4.031cm" svg:height="7.893cm" svg:x="31.751cm" svg:y="7.693cm">
            <draw:object draw:notify-on-update-of-ranges="datos.C182:datos.C241 datos.H182:datos.H241 datos.C182:datos.C241 datos.I182:datos.I241 datos.C182:datos.C241 datos.J182:datos.J2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3.737cm" svg:height="7.728cm" svg:x="32.059cm" svg:y="0.152cm">
            <draw:object draw:notify-on-update-of-ranges="datos.C62:datos.C121 datos.H62:datos.H121 datos.C62:datos.C121 datos.J62:datos.J121 datos.C62:datos.C121 datos.I62:datos.I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.995cm" svg:height="8.994cm" svg:x="23.779cm" svg:y="15.293cm">
            <draw:object draw:notify-on-update-of-ranges="datos.C242:datos.C301 datos.H242:datos.H301 datos.C242:datos.C301 datos.I242:datos.I301 datos.C242:datos.C301 datos.J242:datos.J3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  <table:table-cell office:value-type="string" calcext:value-type="string">
            <text:p>inferior</text:p>
          </table:table-cell>
          <table:table-cell office:value-type="string" calcext:value-type="string">
            <text:p>superior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182.0</text:p>
          </table:table-cell>
          <table:table-cell table:number-columns-repeated="3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07.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26.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30.0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856.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48.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96.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23.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20.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31.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22.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60.0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18.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64.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873.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43.0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648.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58.0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80.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18.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29.0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84.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045.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37.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71.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488.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45.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54.0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03.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39.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162.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057.0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769.0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47.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36.0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13.0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69.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926.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423.0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495.0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30.0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517.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896.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41.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66.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06.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02.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034.0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104.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492.0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905.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163.0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182.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102.0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31.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977.0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609.0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909.0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93.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0.0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914.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24.0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31.0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04.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53.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96.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38.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73.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42.0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75.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17.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34.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410.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460.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806.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920.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287.0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384.0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566.0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13.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38.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26.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692.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992.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798.0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933.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925.0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25.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64.0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243.0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942.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802.0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71.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05.0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58.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69.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57.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609.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265.0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765.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288.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08.0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033.0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279.0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75.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950.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243.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868.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05.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03.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004.0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476.0</text:p>
          </table:table-cell>
          <table:table-cell office:value-type="float" office:value="82" calcext:value-type="float">
            <text:p>82</text:p>
          </table:table-cell>
          <table:table-cell table:formula="of:=MIN([.H112:.H121]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518.0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068.0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846.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598.0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868.0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337.0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328.0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869.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0.0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535.0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850.0</text:p>
          </table:table-cell>
          <table:table-cell table:number-columns-repeated="3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34.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17.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332.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94.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010.0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71.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659.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973.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128.0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67.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74.0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63.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07.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026.0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62.0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92.0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662.0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839.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99.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88.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93.0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148.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HARMEAN([.H134:.H151])" office:value-type="float" office:value="48.904959398351" calcext:value-type="float">
            <text:p>48,9049593983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468.0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37.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168.0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311.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961.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570.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74.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399.0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00.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378.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001.0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608.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293.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997.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32.0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247.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596.0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891.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500.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478.0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545.0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303.0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00.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761.0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096.0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115.0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193.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975.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574.0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995.0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281.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275.0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913.0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529.0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492.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581.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0.0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715.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840.0</text:p>
          </table:table-cell>
          <table:table-cell table:number-columns-repeated="3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568.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07.0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table:formula="of:=HARMEAN([.H182:.H199])" office:value-type="float" office:value="51.5970806092369" calcext:value-type="float">
            <text:p>51,597080609236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75.0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63.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11.0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54.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799.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47.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44.0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893.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94.0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59.0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22.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977.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692.0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663.0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89.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740.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96.0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20.0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556.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666.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357.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02.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425.0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696.0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853.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406.0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629.0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284.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MAX([.H212:.H221])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571.0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498.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89.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32.0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066.0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779.0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493.0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962.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360.0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970.0</text:p>
          </table:table-cell>
          <table:table-cell office:value-type="float" office:value="63" calcext:value-type="float">
            <text:p>63</text:p>
          </table:table-cell>
          <table:table-cell table:formula="of:=MIN([.H222:.H231]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629.0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458.0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492.0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767.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652.0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187.0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188.0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987.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153.0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594.0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532.0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851.0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815.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061.0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226.0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018.0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770.0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454.0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000.0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568.0</text:p>
          </table:table-cell>
          <table:table-cell table:number-columns-repeated="2"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18.0</text:p>
          </table:table-cell>
          <table:table-cell table:number-columns-repeated="3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822.0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799.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28.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979.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536.0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26.0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29.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21.0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98.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095.0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13.0</text:p>
          </table:table-cell>
          <table:table-cell table:number-columns-repeated="2" office:value-type="float" office:value="54" calcext:value-type="float">
            <text:p>54</text:p>
          </table:table-cell>
          <table:table-cell/>
          <table:table-cell table:formula="of:=HARMEAN([.H252:.H263])" office:value-type="float" office:value="63.5261984748725" calcext:value-type="float">
            <text:p>63,52619847487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123.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33.0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903.0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276.0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05.0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365.0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370.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081.0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16.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03.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831.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033.0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22.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706.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977.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664.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369.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683.0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234.0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32.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904.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813.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066.0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394.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227.0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882.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399.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58.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447.0</text:p>
          </table:table-cell>
          <table:table-cell office:value-type="float" office:value="67" calcext:value-type="float">
            <text:p>67</text:p>
          </table:table-cell>
          <table:table-cell table:formula="of:=MIN([.H282:.H291])" office:value-type="float" office:value="50" calcext:value-type="float">
            <text:p>50</text:p>
          </table:table-cell>
          <table:table-cell table:formula="of:=MAX([.H282:.H291])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112.0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215.0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899.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487.0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970.0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798.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670.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969.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762.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805.0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890.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794.0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836.0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493.0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516.0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224.0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132.0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301.0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00.0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355.0</text:p>
          </table:table-cell>
          <table:table-cell table:number-columns-repeated="2"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6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03.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datos.A1:datos.H30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-00-0000</text:date>, <text:time style:data-style-name="N2" text:time-value="13:21:42.9246062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2T13:24:06.607333124</dc:date>
    <meta:editing-duration>PT22M44S</meta:editing-duration>
    <meta:editing-cycles>4</meta:editing-cycles>
    <meta:generator>LibreOffice/6.4.5.2$Linux_X86_64 LibreOffice_project/40$Build-2</meta:generator>
    <meta:document-statistic meta:table-count="1" meta:cell-count="250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11cm" svg:height="7.774cm" xlink:href=".." xlink:type="simple" chart:class="chart:scatter" chart:style-name="ch1">
        <chart:title svg:x="4.083cm" svg:y="0.291cm" chart:style-name="ch2">
          <text:p>Entrenamiento con W=1000</text:p>
        </chart:title>
        <chart:subtitle svg:x="5.022cm" svg:y="1.225cm" chart:style-name="ch3">
          <text:p>Epocas / aprendizaje</text:p>
        </chart:subtitle>
        <chart:legend chart:legend-position="end" svg:x="11.25cm" svg:y="3.09cm" style:legend-expansion="high" chart:style-name="ch4"/>
        <chart:plot-area chart:style-name="ch5" table:cell-range-address="datos.C2:datos.C61 datos.H2:datos.J61" chart:data-source-has-labels="row" svg:x="1.287cm" svg:y="2.063cm" svg:width="9.687cm" svg:height="4.575cm">
          <chartooo:coordinate-region svg:x="1.908cm" svg:y="2.262cm" svg:width="8.693cm" svg:height="3.729cm"/>
          <chart:axis chart:dimension="x" chart:name="primary-x" chart:style-name="ch6">
            <chart:title svg:x="5.861cm" svg:y="6.793cm" chart:style-name="ch7">
              <text:p>C1</text:p>
            </chart:title>
          </chart:axis>
          <chart:axis chart:dimension="y" chart:name="primary-y" chart:style-name="ch6">
            <chart:title svg:x="0.451cm" svg:y="4.95cm" chart:style-name="ch8">
              <text:p>Epocas</text:p>
            </chart:title>
            <chart:grid chart:style-name="ch9" chart:class="major"/>
          </chart:axis>
          <chart:series chart:style-name="ch10" chart:values-cell-range-address="datos.H2:datos.H61" loext:label-string="epocas" chart:class="chart:scatter">
            <chart:domain table:cell-range-address="datos.C2:datos.C61"/>
            <chart:data-point chart:repeated="60"/>
          </chart:series>
          <chart:series chart:style-name="ch11" chart:values-cell-range-address="datos.I2:datos.I61" loext:label-string="inferior" chart:class="chart:scatter">
            <chart:data-point chart:repeated="60"/>
          </chart:series>
          <chart:series chart:style-name="ch12" chart:values-cell-range-address="datos.J2:datos.J61" loext:label-string="superior" chart:class="chart:scatter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epocas</text:p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2:datos.C61</svg:desc>
                </draw:g>
              </table:table-cell>
              <table:table-cell office:value-type="float" office:value="61">
                <text:p>61</text:p>
                <draw:g>
                  <svg:desc>datos.H2:datos.H61</svg:desc>
                </draw:g>
              </table:table-cell>
              <table:table-cell office:value-type="float" office:value="61">
                <text:p>61</text:p>
                <draw:g>
                  <svg:desc>datos.I2:datos.I61</svg:desc>
                </draw:g>
              </table:table-cell>
              <table:table-cell office:value-type="float" office:value="61">
                <text:p>61</text:p>
                <draw:g>
                  <svg:desc>datos.J2:datos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738cm" svg:height="7.729cm" xlink:href=".." xlink:type="simple" chart:class="chart:scatter" chart:style-name="ch1">
        <chart:title svg:x="4.165cm" svg:y="0.246cm" chart:style-name="ch2">
          <text:p>Entrenamiento con W=2000</text:p>
        </chart:title>
        <chart:subtitle svg:x="4.96cm" svg:y="1.223cm" chart:style-name="ch3">
          <text:p>Epocas / Aprendizaje</text:p>
        </chart:subtitle>
        <chart:legend chart:legend-position="end" svg:x="11.177cm" svg:y="3.067cm" style:legend-expansion="high" chart:style-name="ch4"/>
        <chart:plot-area chart:style-name="ch5" table:cell-range-address="datos.C62:datos.C121 datos.H62:datos.J121" chart:data-source-has-labels="row" svg:x="1.285cm" svg:y="2.06cm" svg:width="9.618cm" svg:height="4.534cm">
          <chartooo:coordinate-region svg:x="1.906cm" svg:y="2.06cm" svg:width="8.624cm" svg:height="3.887cm"/>
          <chart:axis chart:dimension="x" chart:name="primary-x" chart:style-name="ch6">
            <chart:title svg:x="5.825cm" svg:y="6.748cm" chart:style-name="ch7">
              <text:p>C1</text:p>
            </chart:title>
          </chart:axis>
          <chart:axis chart:dimension="y" chart:name="primary-y" chart:style-name="ch8">
            <chart:title svg:x="0.451cm" svg:y="4.927cm" chart:style-name="ch9">
              <text:p>Epocas</text:p>
            </chart:title>
            <chart:grid chart:style-name="ch10" chart:class="major"/>
          </chart:axis>
          <chart:series chart:style-name="ch11" chart:values-cell-range-address="datos.H62:datos.H121" loext:label-string="epocas" chart:class="chart:scatter">
            <chart:domain table:cell-range-address="datos.C62:datos.C121"/>
            <chart:data-point chart:repeated="60"/>
          </chart:series>
          <chart:series chart:style-name="ch12" chart:values-cell-range-address="datos.J62:datos.J121" loext:label-string="superior" chart:class="chart:scatter">
            <chart:data-point chart:repeated="60"/>
          </chart:series>
          <chart:series chart:style-name="ch13" chart:values-cell-range-address="datos.I62:datos.I121" loext:label-string="inferior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epocas</text:p>
              </table:table-cell>
              <table:table-cell office:value-type="string">
                <text:p>superior</text:p>
              </table:table-cell>
              <table:table-cell office:value-type="string">
                <text:p>inf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62:datos.C121</svg:desc>
                </draw:g>
              </table:table-cell>
              <table:table-cell office:value-type="float" office:value="34">
                <text:p>34</text:p>
                <draw:g>
                  <svg:desc>datos.H62:datos.H121</svg:desc>
                </draw:g>
              </table:table-cell>
              <table:table-cell office:value-type="float" office:value="NaN">
                <text:p>NaN</text:p>
                <draw:g>
                  <svg:desc>datos.J62:datos.J121</svg:desc>
                </draw:g>
              </table:table-cell>
              <table:table-cell office:value-type="float" office:value="34">
                <text:p>34</text:p>
                <draw:g>
                  <svg:desc>datos.I62:datos.I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95cm" svg:height="8.106cm" xlink:href=".." xlink:type="simple" chart:class="chart:scatter" chart:style-name="ch1">
        <chart:title svg:x="4.028cm" svg:y="0.298cm" chart:style-name="ch2">
          <text:p>Entrenamiento con C=3000</text:p>
        </chart:title>
        <chart:subtitle svg:x="4.98cm" svg:y="1.239cm" chart:style-name="ch3">
          <text:p>Epocas / apendizaje</text:p>
        </chart:subtitle>
        <chart:legend chart:legend-position="end" svg:x="11.034cm" svg:y="3.256cm" style:legend-expansion="high" chart:style-name="ch4"/>
        <chart:plot-area chart:style-name="ch5" table:cell-range-address="datos.C122:datos.C181 datos.H1:datos.H1 datos.H122:datos.J181" chart:data-source-has-labels="row" svg:x="1.282cm" svg:y="2.084cm" svg:width="9.481cm" svg:height="4.879cm">
          <chartooo:coordinate-region svg:x="1.903cm" svg:y="2.283cm" svg:width="8.487cm" svg:height="4.033cm"/>
          <chart:axis chart:dimension="x" chart:name="primary-x" chart:style-name="ch6">
            <chart:title svg:x="5.753cm" svg:y="7.125cm" chart:style-name="ch7">
              <text:p>C1</text:p>
            </chart:title>
          </chart:axis>
          <chart:axis chart:dimension="y" chart:name="primary-y" chart:style-name="ch8">
            <chart:title svg:x="0.451cm" svg:y="5.123cm" chart:style-name="ch9">
              <text:p>Epocas</text:p>
            </chart:title>
            <chart:grid chart:style-name="ch10" chart:class="major"/>
          </chart:axis>
          <chart:series chart:style-name="ch11" chart:values-cell-range-address="datos.H122:datos.H181" chart:label-cell-address="datos.H1:datos.H1" chart:class="chart:scatter">
            <chart:domain table:cell-range-address="datos.C122:datos.C181"/>
            <chart:data-point chart:repeated="60"/>
          </chart:series>
          <chart:series chart:style-name="ch12" chart:values-cell-range-address="datos.I122:datos.I181" loext:label-string="inferior" chart:class="chart:scatter">
            <chart:data-point chart:repeated="60"/>
          </chart:series>
          <chart:series chart:style-name="ch13" chart:values-cell-range-address="datos.J122:datos.J181" loext:label-string="superior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Epocas</text:p>
                <draw:g>
                  <svg:desc>datos.H1:datos.H1</svg:desc>
                </draw:g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122:datos.C181</svg:desc>
                </draw:g>
              </table:table-cell>
              <table:table-cell office:value-type="float" office:value="50">
                <text:p>50</text:p>
                <draw:g>
                  <svg:desc>datos.H122:datos.H181</svg:desc>
                </draw:g>
              </table:table-cell>
              <table:table-cell office:value-type="float" office:value="50">
                <text:p>50</text:p>
                <draw:g>
                  <svg:desc>datos.I122:datos.I181</svg:desc>
                </draw:g>
              </table:table-cell>
              <table:table-cell office:value-type="float" office:value="50">
                <text:p>50</text:p>
                <draw:g>
                  <svg:desc>datos.J122:datos.J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032cm" svg:height="7.894cm" xlink:href=".." xlink:type="simple" chart:class="chart:scatter" chart:style-name="ch1">
        <chart:title svg:x="4.194cm" svg:y="0.293cm" chart:style-name="ch2">
          <text:p>Entrenamiento con W=4000</text:p>
        </chart:title>
        <chart:subtitle svg:x="5.001cm" svg:y="1.229cm" chart:style-name="ch3">
          <text:p>Epocas / Aprendizajes</text:p>
        </chart:subtitle>
        <chart:legend chart:legend-position="end" svg:x="11.471cm" svg:y="3.15cm" style:legend-expansion="high" chart:style-name="ch4"/>
        <chart:plot-area chart:style-name="ch5" table:cell-range-address="datos.C182:datos.C241 datos.H182:datos.J241" chart:data-source-has-labels="row" svg:x="1.291cm" svg:y="2.069cm" svg:width="9.9cm" svg:height="4.687cm">
          <chartooo:coordinate-region svg:x="2.098cm" svg:y="2.269cm" svg:width="8.906cm" svg:height="3.84cm"/>
          <chart:axis chart:dimension="x" chart:name="primary-x" chart:style-name="ch6">
            <chart:title svg:x="5.972cm" svg:y="6.913cm" chart:style-name="ch7">
              <text:p>C1</text:p>
            </chart:title>
          </chart:axis>
          <chart:axis chart:dimension="y" chart:name="primary-y" chart:style-name="ch6">
            <chart:title svg:x="0.451cm" svg:y="5.012cm" chart:style-name="ch8">
              <text:p>Epocas</text:p>
            </chart:title>
            <chart:grid chart:style-name="ch9" chart:class="major"/>
          </chart:axis>
          <chart:series chart:style-name="ch10" chart:values-cell-range-address="datos.H182:datos.H241" loext:label-string="epocas" chart:class="chart:scatter">
            <chart:domain table:cell-range-address="datos.C182:datos.C241"/>
            <chart:data-point chart:repeated="60"/>
          </chart:series>
          <chart:series chart:style-name="ch11" chart:values-cell-range-address="datos.I182:datos.I241" loext:label-string="inferior" chart:class="chart:scatter">
            <chart:data-point chart:repeated="60"/>
          </chart:series>
          <chart:series chart:style-name="ch12" chart:values-cell-range-address="datos.J182:datos.J241" loext:label-string="superior" chart:class="chart:scatter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epocas</text:p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182:datos.C241</svg:desc>
                </draw:g>
              </table:table-cell>
              <table:table-cell office:value-type="float" office:value="50">
                <text:p>50</text:p>
                <draw:g>
                  <svg:desc>datos.H182:datos.H241</svg:desc>
                </draw:g>
              </table:table-cell>
              <table:table-cell office:value-type="float" office:value="50">
                <text:p>50</text:p>
                <draw:g>
                  <svg:desc>datos.I182:datos.I241</svg:desc>
                </draw:g>
              </table:table-cell>
              <table:table-cell office:value-type="float" office:value="50">
                <text:p>50</text:p>
                <draw:g>
                  <svg:desc>datos.J182:datos.J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8.995cm" xlink:href=".." xlink:type="simple" chart:class="chart:scatter" chart:style-name="ch1">
        <chart:title svg:x="5.176cm" svg:y="0.315cm" chart:style-name="ch2">
          <text:p>Entrenamiento con W=5000</text:p>
        </chart:title>
        <chart:subtitle svg:x="5.864cm" svg:y="1.273cm" chart:style-name="ch3">
          <text:p>Epocas / Entrenamiento</text:p>
        </chart:subtitle>
        <chart:legend chart:legend-position="end" svg:x="12.482cm" svg:y="3.7cm" style:legend-expansion="high" chart:style-name="ch4"/>
        <chart:plot-area chart:style-name="ch5" table:cell-range-address="datos.C242:datos.C301 datos.H242:datos.J301" chart:data-source-has-labels="row" svg:x="1.33cm" svg:y="2.135cm" svg:width="10.833cm" svg:height="5.7cm">
          <chartooo:coordinate-region svg:x="2.137cm" svg:y="2.334cm" svg:width="9.839cm" svg:height="4.854cm"/>
          <chart:axis chart:dimension="x" chart:name="primary-x" chart:style-name="ch6">
            <chart:title svg:x="6.477cm" svg:y="8.014cm" chart:style-name="ch7">
              <text:p>C1</text:p>
            </chart:title>
          </chart:axis>
          <chart:axis chart:dimension="y" chart:name="primary-y" chart:style-name="ch6">
            <chart:title svg:x="0.451cm" svg:y="5.585cm" chart:style-name="ch8">
              <text:p>Epocas</text:p>
            </chart:title>
            <chart:grid chart:style-name="ch9" chart:class="major"/>
          </chart:axis>
          <chart:series chart:style-name="ch10" chart:values-cell-range-address="datos.H242:datos.H301" loext:label-string="entrenamiento" chart:class="chart:scatter">
            <chart:domain table:cell-range-address="datos.C242:datos.C301"/>
            <chart:data-point chart:repeated="60"/>
          </chart:series>
          <chart:series chart:style-name="ch11" chart:values-cell-range-address="datos.I242:datos.I301" loext:label-string="inferior" chart:class="chart:scatter">
            <chart:data-point chart:repeated="60"/>
          </chart:series>
          <chart:series chart:style-name="ch12" chart:values-cell-range-address="datos.J242:datos.J301" loext:label-string="superior" chart:class="chart:scatter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entrenamiento</text:p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242:datos.C301</svg:desc>
                </draw:g>
              </table:table-cell>
              <table:table-cell office:value-type="float" office:value="28">
                <text:p>28</text:p>
                <draw:g>
                  <svg:desc>datos.H242:datos.H301</svg:desc>
                </draw:g>
              </table:table-cell>
              <table:table-cell office:value-type="float" office:value="28">
                <text:p>28</text:p>
                <draw:g>
                  <svg:desc>datos.I242:datos.I301</svg:desc>
                </draw:g>
              </table:table-cell>
              <table:table-cell office:value-type="float" office:value="28">
                <text:p>28</text:p>
                <draw:g>
                  <svg:desc>datos.J242:datos.J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